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p_scriptlet.getNeedClosingTa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p_scriptlet.getBeginEndModifi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p_scriptlet.jsp_scriptl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sp_scriptlet.jsp_scriptlet( String scriptl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